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ucida Sans1" svg:font-family="'Lucida Sans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>
      <style:paragraph-properties fo:text-align="start" style:justify-single-word="false"/>
    </style:style>
    <style:style style:name="T1" style:family="text">
      <style:text-properties style:text-position="super 58%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SA Meeting Minutes: 2011-01-19</text:p>
      <text:p text:style-name="P1"/>
      <text:p text:style-name="P1"/>
      <text:list xml:id="list1744387635" text:style-name="L1">
        <text:list-item>
          <text:p text:style-name="P2">Welcome Committee lost 1 member, but should be ok through spring</text:p>
          <text:list>
            <text:list-item>
              <text:p text:style-name="P2">AMS will have a booth, we'll have a brochure </text:p>
            </text:list-item>
          </text:list>
        </text:list-item>
        <text:list-item>
          <text:p text:style-name="P2">Colloquium lost 2, Nicole will join to help out</text:p>
        </text:list-item>
        <text:list-item>
          <text:p text:style-name="P2">Awards Committee formed: Alexis, Zak, Megan</text:p>
        </text:list-item>
        <text:list-item>
          <text:p text:style-name="P2">Outreach Committee: Science Olympiad will be in Madison this summer</text:p>
        </text:list-item>
        <text:list-item>
          <text:p text:style-name="P2">Department Seminar Committee: Sign up for snack duty</text:p>
        </text:list-item>
        <text:list-item>
          <text:p text:style-name="P2">Solstice Party February 4<text:span text:style-name="T1">th</text:span> – sign up now</text:p>
        </text:list-item>
        <text:list-item>
          <text:p text:style-name="P2">Faculty Search</text:p>
          <text:list>
            <text:list-item>
              <text:p text:style-name="P2">Not much student involvement so far</text:p>
              <text:list>
                <text:list-item>
                  <text:p text:style-name="P2">Issues with communication, most of organization done over break</text:p>
                </text:list-item>
              </text:list>
            </text:list-item>
            <text:list-item>
              <text:p text:style-name="P2">Setting up visits, class/seminar presentations, lunch meetings with grad students</text:p>
            </text:list-item>
            <text:list-item>
              <text:p text:style-name="P2">Will have a schedule by next GSA meeting</text:p>
            </text:list-item>
          </text:list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ucida Sans1" svg:font-family="'Lucida Sans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2-02T14:43:13</meta:creation-date>
    <dc:date>2012-02-02T14:51:31</dc:date>
    <meta:editing-duration>PT8M19S</meta:editing-duration>
    <meta:editing-cycles>2</meta:editing-cycles>
    <meta:generator>LibreOffice/3.3$Unix OpenOffice.org_project/330m12$Build-1</meta:generator>
    <meta:document-statistic meta:table-count="0" meta:image-count="0" meta:object-count="0" meta:page-count="1" meta:paragraph-count="13" meta:word-count="112" meta:character-count="635"/>
  </office:meta>
</office:document-meta>
</file>